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00b8c2" style:font-weight-asian="normal" style:font-weight-complex="normal"/>
    </style:style>
    <style:style style:name="T1" style:family="text">
      <style:text-properties officeooo:rsid="0000b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6.2. Define el cableado estructurado.</text:p>
      <text:p text:style-name="P2"/>
      <text:p text:style-name="P3"><text:tab/>El cableado <text:s/>estructurado <text:span text:style-name="T1">es</text:span> el sistema de cables, canalizaciones, conectores, etiquetas, espacios y demás dispositivos que <text:s text:c="2"/>deben <text:s text:c="2"/>ser <text:s text:c="2"/>instalados <text:s text:c="2"/>para <text:s text:c="2"/>establecer <text:s text:c="2"/>una <text:s text:c="2"/>infraestructura <text:s text:c="2"/>de telecomunicaciones en un edificio o campus. Además, deberá ofrecer flexibilidad y sencill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2-10T15:47:44.879663480</meta:creation-date>
    <dc:date>2019-12-10T15:49:51.276472591</dc:date>
    <dc:creator>I116-05 </dc:creator>
    <meta:editing-duration>PT2M7S</meta:editing-duration>
    <meta:editing-cycles>1</meta:editing-cycles>
    <meta:document-statistic meta:table-count="0" meta:image-count="0" meta:object-count="0" meta:page-count="1" meta:paragraph-count="2" meta:word-count="41" meta:character-count="332" meta:non-whitespace-character-count="275"/>
    <meta:generator>LibreOffice/6.0.4.1$Linux_X86_64 LibreOffice_project/00m0$Build-1</meta:generator>
  </office:meta>
</office:document-meta>
</file>